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ela2" style:family="table">
      <style:table-properties style:width="5.203cm" fo:margin-left="5.999cm" table:align="left"/>
    </style:style>
    <style:style style:name="Tabela2.A" style:family="table-column">
      <style:table-column-properties style:column-width="2.794cm"/>
    </style:style>
    <style:style style:name="Tabela2.B" style:family="table-column">
      <style:table-column-properties style:column-width="1.207cm"/>
    </style:style>
    <style:style style:name="Tabela2.C" style:family="table-column">
      <style:table-column-properties style:column-width="1.203cm"/>
    </style:style>
    <style:style style:name="Tabela2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ela2.C1" style:family="table-cell">
      <style:table-cell-properties fo:padding="0.049cm" fo:border="0.05pt solid #ffffff" style:writing-mode="page"/>
    </style:style>
    <style:style style:name="Tabela2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ela2.C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Tabela2.4" style:family="table-row">
      <style:table-row-properties style:min-row-height="0.483cm"/>
    </style:style>
    <style:style style:name="Tabela1" style:family="table">
      <style:table-properties style:width="5.203cm" fo:margin-left="5.999cm" table:align="left"/>
    </style:style>
    <style:style style:name="Tabela1.A" style:family="table-column">
      <style:table-column-properties style:column-width="2.794cm"/>
    </style:style>
    <style:style style:name="Tabela1.B" style:family="table-column">
      <style:table-column-properties style:column-width="1.207cm"/>
    </style:style>
    <style:style style:name="Tabela1.C" style:family="table-column">
      <style:table-column-properties style:column-width="1.203cm"/>
    </style:style>
    <style:style style:name="Tabela1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ela1.C1" style:family="table-cell">
      <style:table-cell-properties fo:padding="0.049cm" fo:border="0.05pt solid #ffffff" style:writing-mode="page"/>
    </style:style>
    <style:style style:name="Tabela1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ela1.C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Tabela1.4" style:family="table-row">
      <style:table-row-properties style:min-row-height="0.483cm"/>
    </style:style>
    <style:style style:name="Tabela3" style:family="table">
      <style:table-properties style:width="5.203cm" fo:margin-left="5.999cm" table:align="left"/>
    </style:style>
    <style:style style:name="Tabela3.A" style:family="table-column">
      <style:table-column-properties style:column-width="2.794cm"/>
    </style:style>
    <style:style style:name="Tabela3.B" style:family="table-column">
      <style:table-column-properties style:column-width="1.207cm"/>
    </style:style>
    <style:style style:name="Tabela3.C" style:family="table-column">
      <style:table-column-properties style:column-width="1.203cm"/>
    </style:style>
    <style:style style:name="Tabela3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ela3.C1" style:family="table-cell">
      <style:table-cell-properties fo:padding="0.049cm" fo:border="0.05pt solid #ffffff" style:writing-mode="page"/>
    </style:style>
    <style:style style:name="Tabela3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ela3.C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font-weight="normal" officeooo:paragraph-rsid="0027114d" style:font-weight-asian="normal" style:font-weight-complex="normal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bold" officeooo:rsid="003db833" officeooo:paragraph-rsid="003db833" style:font-weight-asian="bold" style:font-weight-complex="bold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line-height="115%" fo:text-align="justify" style:justify-single-word="false" style:writing-mode="lr-tb"/>
    </style:style>
    <style:style style:name="P5" style:family="paragraph" style:parent-style-name="Text_20_body">
      <style:paragraph-properties fo:line-height="115%" fo:text-align="center" style:justify-single-word="false" style:writing-mode="lr-tb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style:font-weight-asian="normal" style:font-weight-complex="normal"/>
    </style:style>
    <style:style style:name="P7" style:family="paragraph" style:parent-style-name="Text_20_body" style:list-style-name="WWNum2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8" style:family="paragraph" style:parent-style-name="Text_20_body" style:list-style-name="WWNum3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erif" officeooo:paragraph-rsid="0027114d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paragraph-rsid="0027114d"/>
    </style:style>
    <style:style style:name="P11" style:family="paragraph" style:parent-style-name="Text_20_body" style:list-style-name="L2">
      <style:paragraph-properties fo:text-align="center" style:justify-single-word="false"/>
      <style:text-properties style:text-underline-style="solid" style:text-underline-width="auto" style:text-underline-color="font-color" fo:font-weight="bold" officeooo:rsid="0027114d" officeooo:paragraph-rsid="0027114d" style:font-weight-asian="bold" style:font-weight-complex="bold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1f956b" officeooo:paragraph-rsid="001f956b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41c494" officeooo:paragraph-rsid="0041c494"/>
    </style:style>
    <style:style style:name="P14" style:family="paragraph" style:parent-style-name="Text_20_body">
      <style:paragraph-properties fo:margin-left="2.223cm" fo:text-align="justify" style:justify-single-word="false" fo:text-indent="0cm" style:auto-text-indent="false"/>
      <style:text-properties officeooo:rsid="0041c494" officeooo:paragraph-rsid="0041c494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paragraph-rsid="001f956b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1f956b" officeooo:paragraph-rsid="002153d0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2714d1" officeooo:paragraph-rsid="002912c2"/>
    </style:style>
    <style:style style:name="P18" style:family="paragraph" style:parent-style-name="Table_20_Contents">
      <style:paragraph-properties fo:text-align="center" style:justify-single-word="false"/>
      <style:text-properties officeooo:paragraph-rsid="002912c2" fo:background-color="#ffff00"/>
    </style:style>
    <style:style style:name="P19" style:family="paragraph" style:parent-style-name="Table_20_Contents">
      <style:paragraph-properties fo:text-align="center" style:justify-single-word="false"/>
      <style:text-properties officeooo:rsid="002714d1" officeooo:paragraph-rsid="002912c2" fo:background-color="#ffff00"/>
    </style:style>
    <style:style style:name="P20" style:family="paragraph" style:parent-style-name="Table_20_Contents">
      <style:paragraph-properties fo:text-align="center" style:justify-single-word="false"/>
      <style:text-properties officeooo:rsid="004e80a6" officeooo:paragraph-rsid="004e80a6" fo:background-color="#ffff00"/>
    </style:style>
    <style:style style:name="P21" style:family="paragraph" style:parent-style-name="Table_20_Contents">
      <style:paragraph-properties fo:text-align="center" style:justify-single-word="false"/>
      <style:text-properties officeooo:rsid="0050a82e" officeooo:paragraph-rsid="0050a82e" fo:background-color="#ffff00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rsid="00324d10" officeooo:paragraph-rsid="00324d10" fo:background-color="#bbe33d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rsid="002adbaa" officeooo:paragraph-rsid="00324d10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paragraph-rsid="002adbaa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rsid="002714d1" officeooo:paragraph-rsid="002714d1"/>
    </style:style>
    <style:style style:name="P26" style:family="paragraph" style:parent-style-name="Table_20_Contents">
      <style:paragraph-properties fo:text-align="center" style:justify-single-word="false"/>
      <style:text-properties fo:background-color="#ffff00"/>
    </style:style>
    <style:style style:name="P27" style:family="paragraph" style:parent-style-name="Table_20_Contents">
      <style:paragraph-properties fo:text-align="center" style:justify-single-word="false"/>
      <style:text-properties officeooo:rsid="002714d1" officeooo:paragraph-rsid="002714d1" fo:background-color="#ffff00"/>
    </style:style>
    <style:style style:name="P28" style:family="paragraph" style:parent-style-name="Table_20_Contents">
      <style:paragraph-properties fo:text-align="center" style:justify-single-word="false"/>
      <style:text-properties officeooo:rsid="0053dd0b" officeooo:paragraph-rsid="0053dd0b" fo:background-color="#ffff00"/>
    </style:style>
    <style:style style:name="P29" style:family="paragraph" style:parent-style-name="Table_20_Contents">
      <style:paragraph-properties fo:text-align="center" style:justify-single-word="false"/>
      <style:text-properties officeooo:rsid="00324d10" officeooo:paragraph-rsid="00324d10" fo:background-color="#ffff00"/>
    </style:style>
    <style:style style:name="P30" style:family="paragraph" style:parent-style-name="Text_20_body" style:list-style-name="L3">
      <style:paragraph-properties fo:text-align="justify" style:justify-single-word="false"/>
      <style:text-properties officeooo:rsid="002153d0" officeooo:paragraph-rsid="00324d10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0324d10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paragraph-rsid="00341c1a"/>
    </style:style>
    <style:style style:name="P33" style:family="paragraph" style:parent-style-name="Text_20_body" style:list-style-name="L3">
      <style:paragraph-properties fo:text-align="justify" style:justify-single-word="false"/>
      <style:text-properties officeooo:rsid="002714d1" officeooo:paragraph-rsid="00341c1a"/>
    </style:style>
    <style:style style:name="P34" style:family="paragraph" style:parent-style-name="Table_20_Contents">
      <style:paragraph-properties fo:text-align="center" style:justify-single-word="false"/>
      <style:text-properties officeooo:paragraph-rsid="00341c1a" fo:background-color="#ffff00"/>
    </style:style>
    <style:style style:name="P35" style:family="paragraph" style:parent-style-name="Table_20_Contents">
      <style:paragraph-properties fo:text-align="center" style:justify-single-word="false"/>
      <style:text-properties officeooo:rsid="002714d1" officeooo:paragraph-rsid="00341c1a" fo:background-color="#ffff00"/>
    </style:style>
    <style:style style:name="P36" style:family="paragraph" style:parent-style-name="Table_20_Contents">
      <style:paragraph-properties fo:text-align="center" style:justify-single-word="false"/>
      <style:text-properties officeooo:rsid="005db836" officeooo:paragraph-rsid="005db836" fo:background-color="#ffff00"/>
    </style:style>
    <style:style style:name="P37" style:family="paragraph" style:parent-style-name="Table_20_Contents">
      <style:paragraph-properties fo:text-align="center" style:justify-single-word="false"/>
      <style:text-properties officeooo:rsid="00359992" officeooo:paragraph-rsid="00359992" fo:background-color="#ffff00"/>
    </style:style>
    <style:style style:name="P38" style:family="paragraph" style:parent-style-name="Table_20_Contents">
      <style:paragraph-properties fo:text-align="center" style:justify-single-word="false"/>
      <style:text-properties officeooo:rsid="005f7867" officeooo:paragraph-rsid="005f7867" fo:background-color="#ffff00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2714d1" officeooo:paragraph-rsid="00341c1a"/>
    </style:style>
    <style:style style:name="P40" style:family="paragraph" style:parent-style-name="Text_20_body" style:list-style-name="L3">
      <style:paragraph-properties fo:text-align="justify" style:justify-single-word="false"/>
      <style:text-properties officeooo:rsid="002adbaa" officeooo:paragraph-rsid="00341c1a"/>
    </style:style>
    <style:style style:name="P41" style:family="paragraph" style:parent-style-name="Text_20_body" style:list-style-name="L3">
      <style:paragraph-properties fo:text-align="justify" style:justify-single-word="false"/>
      <style:text-properties officeooo:rsid="002153d0" officeooo:paragraph-rsid="00359992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2712a"/>
    </style:style>
    <style:style style:name="T7" style:family="text">
      <style:text-properties officeooo:rsid="00231d4f"/>
    </style:style>
    <style:style style:name="T8" style:family="text">
      <style:text-properties officeooo:rsid="0030ed41"/>
    </style:style>
    <style:style style:name="T9" style:family="text">
      <style:text-properties officeooo:rsid="001f956b" fo:background-color="#ffff00" loext:char-shading-value="0"/>
    </style:style>
    <style:style style:name="T10" style:family="text">
      <style:text-properties officeooo:rsid="0044cc4c" fo:background-color="#ffff00" loext:char-shading-value="0"/>
    </style:style>
    <style:style style:name="T11" style:family="text">
      <style:text-properties fo:font-style="italic" officeooo:rsid="0044cc4c" fo:background-color="#ffff00" loext:char-shading-value="0" style:font-style-asian="italic" style:font-style-complex="italic"/>
    </style:style>
    <style:style style:name="T12" style:family="text">
      <style:text-properties fo:font-style="italic" officeooo:rsid="0048ae13" fo:background-color="#ffff00" loext:char-shading-value="0" style:font-style-asian="italic" style:font-style-complex="italic"/>
    </style:style>
    <style:style style:name="T13" style:family="text">
      <style:text-properties fo:font-style="normal" officeooo:rsid="0048ae13" fo:background-color="#ffff00" loext:char-shading-value="0" style:font-style-asian="normal" style:font-style-complex="normal"/>
    </style:style>
    <style:style style:name="T14" style:family="text">
      <style:text-properties fo:font-style="normal" officeooo:rsid="004a06a9" fo:background-color="#ffff00" loext:char-shading-value="0" style:font-style-asian="normal" style:font-style-complex="normal"/>
    </style:style>
    <style:style style:name="T15" style:family="text">
      <style:text-properties officeooo:rsid="004573a2" fo:background-color="#ffff00" loext:char-shading-value="0"/>
    </style:style>
    <style:style style:name="T16" style:family="text">
      <style:text-properties officeooo:rsid="004cda6b" fo:background-color="#ffff00" loext:char-shading-value="0"/>
    </style:style>
    <style:style style:name="T17" style:family="text">
      <style:text-properties fo:font-style="italic" officeooo:rsid="004573a2" fo:background-color="#ffff00" loext:char-shading-value="0" style:font-style-asian="italic" style:font-style-complex="italic"/>
    </style:style>
    <style:style style:name="T18" style:family="text">
      <style:text-properties fo:font-style="normal" officeooo:rsid="004573a2" fo:background-color="#ffff00" loext:char-shading-value="0" style:font-style-asian="normal" style:font-style-complex="normal"/>
    </style:style>
    <style:style style:name="T19" style:family="text">
      <style:text-properties fo:font-style="normal" officeooo:rsid="0045fe6b" fo:background-color="#ffff00" loext:char-shading-value="0" style:font-style-asian="normal" style:font-style-complex="normal"/>
    </style:style>
    <style:style style:name="T20" style:family="text">
      <style:text-properties fo:font-weight="bold" officeooo:rsid="002153d0" style:font-weight-asian="bold" style:font-weight-complex="bold"/>
    </style:style>
    <style:style style:name="T21" style:family="text">
      <style:text-properties officeooo:rsid="002f9c9f"/>
    </style:style>
    <style:style style:name="T22" style:family="text">
      <style:text-properties officeooo:rsid="002153d0" fo:background-color="#ffff00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52f6bf" fo:background-color="#ffff00" loext:char-shading-value="0"/>
    </style:style>
    <style:style style:name="T25" style:family="text">
      <style:text-properties officeooo:rsid="005a24e8" fo:background-color="#ffff00" loext:char-shading-value="0"/>
    </style:style>
    <style:style style:name="T26" style:family="text">
      <style:text-properties officeooo:rsid="0053dd0b" fo:background-color="#ffff00" loext:char-shading-value="0"/>
    </style:style>
    <style:style style:name="T27" style:family="text">
      <style:text-properties fo:font-style="italic" officeooo:rsid="0053dd0b" fo:background-color="#ffff00" loext:char-shading-value="0" style:font-style-asian="italic" style:font-style-complex="italic"/>
    </style:style>
    <style:style style:name="T28" style:family="text">
      <style:text-properties officeooo:rsid="0055c6f4" fo:background-color="#ffff00" loext:char-shading-value="0"/>
    </style:style>
    <style:style style:name="T29" style:family="text">
      <style:text-properties fo:font-style="italic" officeooo:rsid="0055c6f4" fo:background-color="#ffff00" loext:char-shading-value="0" style:font-style-asian="italic" style:font-style-complex="italic"/>
    </style:style>
    <style:style style:name="T30" style:family="text">
      <style:text-properties fo:font-style="normal" officeooo:rsid="0055c6f4" fo:background-color="#ffff00" loext:char-shading-value="0" style:font-style-asian="normal" style:font-style-complex="normal"/>
    </style:style>
    <style:style style:name="T31" style:family="text">
      <style:text-properties officeooo:rsid="002adbaa"/>
    </style:style>
    <style:style style:name="T32" style:family="text">
      <style:text-properties officeooo:rsid="00324d10"/>
    </style:style>
    <style:style style:name="T33" style:family="text">
      <style:text-properties officeooo:rsid="00324d10" fo:background-color="#ffff00" loext:char-shading-value="0"/>
    </style:style>
    <style:style style:name="T34" style:family="text">
      <style:text-properties officeooo:rsid="005a516b" fo:background-color="#ffff00" loext:char-shading-value="0"/>
    </style:style>
    <style:style style:name="T35" style:family="text">
      <style:text-properties officeooo:rsid="0059257b" fo:background-color="#ffff00" loext:char-shading-value="0"/>
    </style:style>
    <style:style style:name="T36" style:family="text">
      <style:text-properties officeooo:rsid="005b7fc7" fo:background-color="#ffff00" loext:char-shading-value="0"/>
    </style:style>
    <style:style style:name="T37" style:family="text">
      <style:text-properties fo:font-weight="normal" officeooo:rsid="001f956b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2153d0" fo:background-color="transparent" loext:char-shading-value="0" style:font-weight-asian="normal" style:font-weight-complex="normal"/>
    </style:style>
    <style:style style:name="T39" style:family="text">
      <style:text-properties officeooo:rsid="005db836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a dupla</text:p>
      <text:p text:style-name="P2"/>
      <text:p text:style-name="P2">Henrique Rodrigues Lima - 20193009473</text:p>
      <text:p text:style-name="P2">Caio Fernandes Lott Primola - 20193001742</text:p>
      <text:p text:style-name="P3"/>
      <text:p text:style-name="P3">O relatório deve ser enviado no formato PDF, outros formatos não serão aceitos.</text:p>
      <text:p text:style-name="P4"><text:span text:style-name="T1">Toda vez que for solicitado um </text:span><text:span text:style-name="T2">print</text:span><text:span text:style-name="T1"> da tela, você deve realçar (destacar com alguma cor diferente), na imagem, o conteúdo que se deseja mostrar. Além disso, deve-se explicar textualmente o que está sendo destacado. Se isso não for feito, a resposta da questão não será considerada.</text:span></text:p>
      <text:p text:style-name="P3">Para fazer esta atividade, você precisará dos programas: 01.c, 02.c, 03.c, 04.c e 05.c.</text:p>
      <text:p text:style-name="P3"/>
      <text:p text:style-name="P5">Fundamentos teóricos</text:p>
      <text:p text:style-name="P6">Três pontos devem ser levados em conta quando se implementa um método de exclusão mútua de acesso à seção crítica, são eles:</text:p>
      <text:p text:style-name="P4"><text:span text:style-name="T3">Eficiência</text:span><text:span text:style-name="T4"> </text:span></text:p>
      <text:list text:style-name="WWNum2">
        <text:list-item>
          <text:p text:style-name="P7">Se as tarefas esperam pelo recurso sem utilizar o processador, então o método é eficiente. Caso contrário, ou seja, se há uma espera pelo recurso ocupando o processador, então o método não é eficiente.</text:p>
        </text:list-item>
      </text:list>
      <text:p text:style-name="P4"><text:span text:style-name="T3">Justiça</text:span><text:span text:style-name="T4"> </text:span></text:p>
      <text:list text:style-name="WWNum3">
        <text:list-item>
          <text:p text:style-name="P8">Deve haver uma garantia de ordem no acesso à seção crítica. Se uma tarefa puder entrar e sair da seção crítica várias vezes, antes que outras tarefas consigam acessá-la, então o método não é justo. </text:p>
        </text:list-item>
      </text:list>
      <text:p text:style-name="P4"><text:span text:style-name="T3">Independência</text:span><text:span text:style-name="T4"> </text:span></text:p>
      <text:list text:style-name="L1">
        <text:list-item>
          <text:p text:style-name="P9">Somente as tarefas que solicitaram o acesso a seção crítica são consideradas no processo de decidir quem acessará a seção crítica. Ou seja, tarefas que não desejam o acesso à seção crítica não podem bloquear tarefas que desejam o acesso.</text:p>
        </text:list-item>
      </text:list>
      <text:list text:style-name="L2">
        <text:list-header>
          <text:p text:style-name="P10"/>
          <text:p text:style-name="P11">Trabalho prático</text:p>
        </text:list-header>
      </text:list>
      <text:list text:style-name="L3">
        <text:list-item>
          <text:p text:style-name="P12">Execute e estude o programa <text:span text:style-name="T5">01.c.</text:span> </text:p>
          <text:p text:style-name="P13">O programa, em execuções em sequência, apresenta resultados diferentes <text:span text:style-name="T6">para a soma executada, incluindo o resultado correto.</text:span></text:p>
        </text:list-item>
      </text:list>
      <text:p text:style-name="P14">Sum should be 30000 and is 30000</text:p>
      <text:p text:style-name="P14">Sum should be 30000 and is 30000</text:p>
      <text:p text:style-name="P14">Sum should be 30000 and is 29957</text:p>
      <text:p text:style-name="P14">Sum should be 30000 and is 29804</text:p>
      <text:list text:continue-numbering="true" text:style-name="L3">
        <text:list-item>
          <text:p text:style-name="P12"><text:soft-page-break/>Execute e estude o programa <text:span text:style-name="T5">02.c.</text:span> Responda:</text:p>
          <text:list>
            <text:list-item>
              <text:p text:style-name="P12">A solução apresentada para resolver o problema de exclusão mútua <text:span text:style-name="T7">de acesso </text:span>à seção crítica está correta? Explique. <text:span text:style-name="T8">A explicação deve abordar a lógica do programa no que diz respeito ao acesso à seção crítica. Você pode colocar trechos de código ajudá-lo na explicação.</text:span></text:p>
              <text:p text:style-name="P15"><text:span text:style-name="T9">Resposta 2.1 </text:span><text:span text:style-name="T10">O programa 2 introduz uma nova variável para controlar o acesso a </text:span><text:span text:style-name="T11">sum, </text:span><text:span text:style-name="T12">a </text:span><text:span text:style-name="T13">busy, </text:span><text:span text:style-name="T14">que vai regular o acesso sua seção crítica</text:span><text:span text:style-name="T9">. </text:span><text:span text:style-name="T10">O problema é que, assim como em 1, esta variável </text:span><text:span text:style-name="T15">também está submetida ao acesso concorrente </text:span><text:span text:style-name="T16">sem controle, </text:span><text:span text:style-name="T15">da mesma forma que </text:span><text:span text:style-name="T17">sum</text:span><text:span text:style-name="T18">. </text:span><text:span text:style-name="T19">Portanto, o problema de acesso presente no programa 1 permanece no programa 2, </text:span><text:span text:style-name="T13">mesmo com a adição de uma variável de controle</text:span><text:span text:style-name="T19">.</text:span></text:p>
            </text:list-item>
          </text:list>
        </text:list-item>
        <text:list-item>
          <text:p text:style-name="P16">Execute e estude o programa <text:span text:style-name="T5">0</text:span><text:span text:style-name="T20">3</text:span><text:span text:style-name="T5">.c</text:span>. <text:span text:style-name="T21">re</text:span>sponda:</text:p>
          <text:list>
            <text:list-item>
              <text:p text:style-name="P17">Avalie o método utilizado com relação aos 3 itens abaixo (marque um X na coluna correspondente).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9">Sim</text:p>
          </table:table-cell>
          <table:table-cell table:style-name="Tabela2.C1" office:value-type="string">
            <text:p text:style-name="P19">Não</text:p>
          </table:table-cell>
        </table:table-row>
        <table:table-row>
          <table:table-cell table:style-name="Tabela2.A2" office:value-type="string">
            <text:p text:style-name="P19">Eficiência</text:p>
          </table:table-cell>
          <table:table-cell table:style-name="Tabela2.A2" office:value-type="string">
            <text:p text:style-name="P18"/>
          </table:table-cell>
          <table:table-cell table:style-name="Tabela2.C2" office:value-type="string">
            <text:p text:style-name="P20">X</text:p>
          </table:table-cell>
        </table:table-row>
        <table:table-row>
          <table:table-cell table:style-name="Tabela2.A2" office:value-type="string">
            <text:p text:style-name="P19">Justiça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1">X</text:p>
          </table:table-cell>
        </table:table-row>
        <table:table-row table:style-name="Tabela2.4">
          <table:table-cell table:style-name="Tabela2.A2" office:value-type="string">
            <text:p text:style-name="P19">Independência</text:p>
          </table:table-cell>
          <table:table-cell table:style-name="Tabela2.A2" office:value-type="string">
            <text:p text:style-name="P21">X</text:p>
          </table:table-cell>
          <table:table-cell table:style-name="Tabela2.C2" office:value-type="string">
            <text:p text:style-name="P20"/>
          </table:table-cell>
        </table:table-row>
      </table:table>
      <text:list text:continue-numbering="true" text:style-name="L3">
        <text:list-item>
          <text:list>
            <text:list-header>
              <text:p text:style-name="P22"/>
            </text:list-header>
            <text:list-item>
              <text:p text:style-name="P23">Justifique sua escolha com relação ao item “Justiça”. <text:span text:style-name="T8">A explicação deve abordar a lógica do programa. Você pode colocar trechos de código ajudá-lo na explicação.</text:span></text:p>
              <text:p text:style-name="P24"><text:span text:style-name="T9">Resposta </text:span><text:span text:style-name="T22">3</text:span><text:span text:style-name="T9">.</text:span><text:span text:style-name="T23">2. </text:span><text:span text:style-name="T9"><text:s/></text:span><text:span text:style-name="T24">Esta implementação não possui Justiça</text:span><text:span text:style-name="T9">. </text:span><text:span text:style-name="T24">Como todas as threads estão em loop infinito para pegar o lock, a que verificar primeiro o valor de 0 vai acessar a seção crítica, sem preservar alguma ordem de entrada.</text:span></text:p>
            </text:list-item>
          </text:list>
          <text:p text:style-name="P16">Execute e estude o programa <text:span text:style-name="T5">0</text:span><text:span text:style-name="T20">4</text:span><text:span text:style-name="T5">.c</text:span>. Responda:</text:p>
          <text:list text:continue-numbering="true">
            <text:list-item>
              <text:p text:style-name="P25">Avalie o método utilizado com relação aos 3 itens abaixo (marque um X na coluna correspondente)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7">Sim</text:p>
          </table:table-cell>
          <table:table-cell table:style-name="Tabela1.C1" office:value-type="string">
            <text:p text:style-name="P27">Não</text:p>
          </table:table-cell>
        </table:table-row>
        <table:table-row>
          <table:table-cell table:style-name="Tabela1.A2" office:value-type="string">
            <text:p text:style-name="P27">Eficiência</text:p>
          </table:table-cell>
          <table:table-cell table:style-name="Tabela1.A2" office:value-type="string">
            <text:p text:style-name="P26"/>
          </table:table-cell>
          <table:table-cell table:style-name="Tabela1.C2" office:value-type="string">
            <text:p text:style-name="P28">X</text:p>
          </table:table-cell>
        </table:table-row>
        <table:table-row>
          <table:table-cell table:style-name="Tabela1.A2" office:value-type="string">
            <text:p text:style-name="P27">Justiça</text:p>
          </table:table-cell>
          <table:table-cell table:style-name="Tabela1.A2" office:value-type="string">
            <text:p text:style-name="P28">X</text:p>
          </table:table-cell>
          <table:table-cell table:style-name="Tabela1.C2" office:value-type="string">
            <text:p text:style-name="P26"/>
          </table:table-cell>
        </table:table-row>
        <table:table-row table:style-name="Tabela1.4">
          <table:table-cell table:style-name="Tabela1.A2" office:value-type="string">
            <text:p text:style-name="P27">Independência</text:p>
          </table:table-cell>
          <table:table-cell table:style-name="Tabela1.A2" office:value-type="string">
            <text:p text:style-name="P29"/>
          </table:table-cell>
          <table:table-cell table:style-name="Tabela1.C2" office:value-type="string">
            <text:p text:style-name="P28">X</text:p>
          </table:table-cell>
        </table:table-row>
      </table:table>
      <text:list text:continue-numbering="true" text:style-name="L3">
        <text:list-item>
          <text:list>
            <text:list-header>
              <text:p text:style-name="P25"/>
            </text:list-header>
            <text:list-item>
              <text:p text:style-name="P23">Justifique sua escolha com relação ao item “Justiça”. <text:span text:style-name="T8">A explicação deve abordar a lógica do programa. Você pode colocar trechos de código ajudá-lo na explicação.</text:span></text:p>
              <text:p text:style-name="P30"><text:span text:style-name="T9">Resposta </text:span><text:span text:style-name="T25">3</text:span><text:span text:style-name="T9">.</text:span><text:span text:style-name="T25">4</text:span><text:span text:style-name="T23">. </text:span><text:span text:style-name="T26">Com a adição da variável </text:span><text:span text:style-name="T27">turn</text:span><text:span text:style-name="T26"> e com a mudança da verificação na espera pelo acesso</text:span><text:span text:style-name="T9">, </text:span><text:span text:style-name="T26">cada thread está esterando por um valor diferente, </text:span><text:span text:style-name="T28">o que os força a executar em ordem. Isso também é garantido pelo fato de que ao sair da seção crítica, a thread com acesso sempre vai somar um à </text:span><text:span text:style-name="T29">turn</text:span><text:span text:style-name="T30">, cujo valor cicla de 0 a </text:span><text:span text:style-name="T29">NUM_THREADS-1</text:span><text:span text:style-name="T30">.</text:span></text:p>
            </text:list-item>
            <text:list-item>
              <text:p text:style-name="P31"><text:soft-page-break/><text:span text:style-name="T31">Justifique sua escolha com relação ao item “</text:span><text:span text:style-name="T32">Independência</text:span><text:span text:style-name="T31">”. </text:span><text:span text:style-name="T8">A explicação deve abordar a lógica do programa. Você pode colocar trechos de código ajudá-lo na explicação.</text:span></text:p>
              <text:p text:style-name="P30"><text:span text:style-name="T9">Resposta </text:span><text:span text:style-name="T33">3</text:span><text:span text:style-name="T23">.</text:span><text:span text:style-name="T34">5.</text:span><text:span text:style-name="T23"> </text:span><text:span text:style-name="T35">Com a adição do mecanismo de turnos na execução do código, todas as threads são envolvidas no processo de decisão</text:span><text:span text:style-name="T9">, </text:span><text:span text:style-name="T36">de forma que threads que não desejam acesso podem bloquear as que desejam.</text:span></text:p>
            </text:list-item>
          </text:list>
        </text:list-item>
        <text:list-item>
          <text:p text:style-name="P32"><text:span text:style-name="Strong_20_Emphasis"><text:span text:style-name="T37">Execute e estude o programa 0</text:span></text:span><text:span text:style-name="Strong_20_Emphasis"><text:span text:style-name="T38">5</text:span></text:span><text:span text:style-name="Strong_20_Emphasis"><text:span text:style-name="T37">c. Responda:</text:span></text:span></text:p>
          <text:list>
            <text:list-item>
              <text:p text:style-name="P33">Avalie o método utilizado com relação aos 3 itens abaixo (marque um X na coluna correspondente)</text:p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4"/>
          </table:table-cell>
          <table:table-cell table:style-name="Tabela3.A1" office:value-type="string">
            <text:p text:style-name="P35">Sim</text:p>
          </table:table-cell>
          <table:table-cell table:style-name="Tabela3.C1" office:value-type="string">
            <text:p text:style-name="P35">Não</text:p>
          </table:table-cell>
        </table:table-row>
        <table:table-row>
          <table:table-cell table:style-name="Tabela3.A2" office:value-type="string">
            <text:p text:style-name="P35">Eficiência</text:p>
          </table:table-cell>
          <table:table-cell table:style-name="Tabela3.A2" office:value-type="string">
            <text:p text:style-name="P34"/>
          </table:table-cell>
          <table:table-cell table:style-name="Tabela3.C2" office:value-type="string">
            <text:p text:style-name="P36">X</text:p>
          </table:table-cell>
        </table:table-row>
        <table:table-row>
          <table:table-cell table:style-name="Tabela3.A2" office:value-type="string">
            <text:p text:style-name="P35">Justiça</text:p>
          </table:table-cell>
          <table:table-cell table:style-name="Tabela3.A2" office:value-type="string">
            <text:p text:style-name="P36">X</text:p>
          </table:table-cell>
          <table:table-cell table:style-name="Tabela3.C2" office:value-type="string">
            <text:p text:style-name="P37"/>
          </table:table-cell>
        </table:table-row>
        <table:table-row>
          <table:table-cell table:style-name="Tabela3.A2" office:value-type="string">
            <text:p text:style-name="P35">Independência</text:p>
          </table:table-cell>
          <table:table-cell table:style-name="Tabela3.A2" office:value-type="string">
            <text:p text:style-name="P38">X</text:p>
          </table:table-cell>
          <table:table-cell table:style-name="Tabela3.C2" office:value-type="string">
            <text:p text:style-name="P36"/>
          </table:table-cell>
        </table:table-row>
      </table:table>
      <text:list text:continue-numbering="true" text:style-name="L3">
        <text:list-item>
          <text:list>
            <text:list-header>
              <text:p text:style-name="P39"/>
            </text:list-header>
            <text:list-item>
              <text:p text:style-name="P40">Justifique sua escolha com relação ao item “Justiça”. <text:span text:style-name="T8">A explicação deve abordar a lógica do programa. Você pode colocar trechos de código ajudá-lo na explicação.</text:span></text:p>
              <text:p text:style-name="P41"><text:span text:style-name="T9">Resposta </text:span><text:span text:style-name="T33">4</text:span><text:span text:style-name="T9">.</text:span><text:span text:style-name="T23">2. </text:span><text:span text:style-name="T9"><text:s/></text:span><text:span text:style-name="T39">O código 5 representa uma fusão entre os códigos 3 e 4, na medida em que junta o uso de um lock manejado por operações de hardware atômicas com o uso de alternância</text:span><text:span text:style-name="T9">. </text:span><text:span text:style-name="T39">Dessa forma, em termos de Justiça, ela é classificada da mesma forma que a solução com alternância: ela é Justa. Por haver a definição de uma ordem de acesso à seção crítica, nenhuma tarefa pode entrar e sair na seção várias vezes antes que outras consiga acessá-la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6H44M54S</meta:editing-duration>
    <meta:editing-cycles>47</meta:editing-cycles>
    <meta:generator>LibreOffice/25.8.2.2$Linux_X86_64 LibreOffice_project/580$Build-2</meta:generator>
    <dc:date>2025-11-03T10:08:58.549441472</dc:date>
    <meta:document-statistic meta:table-count="3" meta:image-count="0" meta:object-count="0" meta:page-count="3" meta:paragraph-count="63" meta:word-count="827" meta:character-count="4815" meta:non-whitespace-character-count="4036"/>
  </office:meta>
</office:document-meta>
</file>